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Roboto, 'Segoe UI', 'Helvetica Neue', 'Lucida Grande'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3713" officeooo:paragraph-rsid="00143713"/>
    </style:style>
    <style:style style:name="P2" style:family="paragraph" style:parent-style-name="Standard">
      <style:text-properties style:font-name="Arial" officeooo:rsid="00143713" officeooo:paragraph-rsid="00143713"/>
    </style:style>
    <style:style style:name="P3" style:family="paragraph" style:parent-style-name="Standard">
      <style:text-properties style:font-name="Arial" fo:font-weight="bold" officeooo:rsid="0014761b" officeooo:paragraph-rsid="0014761b" style:font-weight-asian="bold" style:font-weight-complex="bold"/>
    </style:style>
    <style:style style:name="P4" style:family="paragraph" style:parent-style-name="Standard">
      <style:text-properties fo:color="#2a6099" loext:opacity="100%" style:font-name="Arial" fo:font-size="11pt" officeooo:rsid="00143713" officeooo:paragraph-rsid="00143713" style:font-size-asian="11pt" style:font-size-complex="11pt"/>
    </style:style>
    <style:style style:name="P5" style:family="paragraph" style:parent-style-name="Text_20_body">
      <style:text-properties fo:font-variant="normal" fo:text-transform="none" fo:color="#24292e" loext:opacity="100%" style:font-name="Arial" fo:font-size="12pt" fo:letter-spacing="normal" fo:font-style="normal" fo:font-weight="normal" officeooo:rsid="00143713" officeooo:paragraph-rsid="00143713"/>
    </style:style>
    <style:style style:name="P6" style:family="paragraph" style:parent-style-name="Text_20_body" style:list-style-name="L1">
      <style:paragraph-properties fo:orphans="3" fo:widows="3"/>
      <style:text-properties fo:font-variant="normal" fo:text-transform="none" fo:color="#24292e" loext:opacity="100%" style:font-name="Arial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top="0cm" fo:margin-bottom="0cm" style:contextual-spacing="false" fo:orphans="3" fo:widows="3"/>
      <style:text-properties fo:font-variant="normal" fo:text-transform="none" fo:color="#24292e" loext:opacity="100%" style:font-name="Arial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3" fo:widows="3" fo:text-indent="0cm" style:auto-text-indent="false"/>
      <style:text-properties fo:font-variant="normal" fo:text-transform="none" fo:color="#24292e" loext:opacity="100%" style:font-name="Arial" fo:font-size="12pt" fo:letter-spacing="normal" fo:font-style="normal" fo:font-weight="normal"/>
    </style:style>
    <style:style style:name="T1" style:family="text">
      <style:text-properties officeooo:rsid="0014761b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PASO ESQUEMAS XML</text:p>
      <text:p text:style-name="P2"/>
      <text:p text:style-name="P2">Crea un esquema que permita validar el siguiente documento XML, <text:span text:style-name="T1">teniendo en cuenta:</text:span></text:p>
      <text:p text:style-name="P2"/>
      <text:p text:style-name="P5">Toda factura tiene un identificador obligatorio <text:span text:style-name="T1">el atributo id debe contener 5 caracteres.</text:span></text:p>
      <text:list xml:id="list30131026" text:style-name="L1">
        <text:list-item>
          <text:p text:style-name="P7">Los elementos emisi<text:span text:style-name="T1">ó</text:span>n, vendedor, cliente y articulo son obligatorios, mientras que descuento es opcional</text:p>
        </text:list-item>
        <text:list-item>
          <text:p text:style-name="P7">El elemento articulo puede aparecer varias veces, los demás sólo una vez</text:p>
        </text:list-item>
        <text:list-item>
          <text:p text:style-name="P7">vendedor tiene el atributo obligatorio id y el elemento obligatorio nombre.</text:p>
        </text:list-item>
        <text:list-item>
          <text:p text:style-name="P7">cliente tiene el atributo obligatorio id y los elementos nombre, direcci<text:span text:style-name="T1">ó</text:span>n y teléfono.</text:p>
        </text:list-item>
        <text:list-item>
          <text:p text:style-name="P7">nombre y direcci<text:span text:style-name="T1">ó</text:span>n son obligatorios, mientras que tel<text:span text:style-name="T1">é</text:span>fono es opcional y además puede aparecer más de una vez</text:p>
        </text:list-item>
        <text:list-item>
          <text:p text:style-name="P7">Cada articulo tiene los atributos obligatorios id e iva y los elementos obligatorios denominaci<text:span text:style-name="T1">ó</text:span>n, precio y cantidad</text:p>
        </text:list-item>
        <text:list-item>
          <text:p text:style-name="P6">Descuento puede contener sólo un numero entre 0 y 100</text:p>
        </text:list-item>
      </text:list>
      <text:p text:style-name="P8">Tienes que incluir todas las restricciones posibles para que los valores permitidos se ajusten al máximo a los adecuados</text:p>
      <text:p text:style-name="P1"/>
      <text:p text:style-name="P4">&lt;?xml version="1.0" encoding="UTF-8"?&gt;</text:p>
      <text:p text:style-name="P4"><text:s/>&lt;factura id="f-876"&gt;</text:p>
      <text:p text:style-name="P4"><text:s text:c="2"/>&lt;emision&gt;2023-02-28T09:25:02&lt;/emision&gt;</text:p>
      <text:p text:style-name="P4"><text:s text:c="3"/>&lt;vendedor id="v-12"&gt;</text:p>
      <text:p text:style-name="P4"><text:s text:c="4"/>&lt;nombre&gt;Rodrigo Cuesta Pérez&lt;/nombre&gt; <text:s text:c="3"/></text:p>
      <text:p text:style-name="P4"><text:s text:c="2"/>&lt;/vendedor&gt;</text:p>
      <text:p text:style-name="P4"><text:s text:c="2"/>&lt;cliente id="c-9878"&gt;</text:p>
      <text:p text:style-name="P4"><text:s text:c="4"/>&lt;nombre&gt;Carmen Rengo Suárez&lt;/nombre&gt;</text:p>
      <text:p text:style-name="P4"><text:s text:c="4"/>&lt;direccion&gt;</text:p>
      <text:p text:style-name="P4"><text:s text:c="6"/>&lt;via&gt;Calle Alonso García, 2, 3º A&lt;/via&gt;</text:p>
      <text:p text:style-name="P4"><text:s text:c="6"/>&lt;cp&gt;32700&lt;/cp&gt;</text:p>
      <text:p text:style-name="P4"><text:s text:c="6"/>&lt;localidad&gt;Vigo&lt;/localidad&gt;</text:p>
      <text:p text:style-name="P4"><text:s text:c="6"/>&lt;provincia&gt;Pontevedra&lt;/provincia&gt;</text:p>
      <text:p text:style-name="P4"><text:s text:c="4"/>&lt;/direccion&gt;</text:p>
      <text:p text:style-name="P4"><text:s text:c="4"/>&lt;telefono num="666111666"/&gt;</text:p>
      <text:p text:style-name="P4"><text:s text:c="4"/>&lt;telefono num="954666111"/&gt;</text:p>
      <text:p text:style-name="P4"><text:s text:c="2"/>&lt;/cliente&gt;</text:p>
      <text:p text:style-name="P4"><text:s text:c="2"/>&lt;articulo id="a-121" iva="21"&gt;</text:p>
      <text:p text:style-name="P4"><text:s text:c="4"/>&lt;denominacion&gt;Silla giratoria modelo C-121&lt;/denominacion&gt;</text:p>
      <text:p text:style-name="P4"><text:s text:c="4"/>&lt;precio&gt;98.23&lt;/precio&gt;</text:p>
      <text:p text:style-name="P4"><text:s text:c="4"/>&lt;cantidad&gt;1&lt;/cantidad&gt;</text:p>
      <text:p text:style-name="P4"><text:s text:c="2"/>&lt;/articulo&gt;</text:p>
      <text:p text:style-name="P4"><text:s text:c="2"/>&lt;articulo id="a-9341" iva="21"&gt;</text:p>
      <text:p text:style-name="P4"><text:s text:c="4"/>&lt;denominacion&gt;Mesa estudio 120x80 modelo A2-456-X&lt;/denominacion&gt;</text:p>
      <text:p text:style-name="P4"><text:s text:c="4"/>&lt;precio&gt;193.23&lt;/precio&gt;</text:p>
      <text:p text:style-name="P4"><text:s text:c="4"/>&lt;cantidad&gt;1&lt;/cantidad&gt;</text:p>
      <text:p text:style-name="P4"><text:s text:c="2"/>&lt;/articulo&gt;</text:p>
      <text:p text:style-name="P4"><text:s text:c="2"/>&lt;articulo id="a-1124" iva="21"&gt;</text:p>
      <text:p text:style-name="P4"><text:s text:c="4"/>&lt;denominacion&gt;Lámpara mesa con pantalla naranja modelo AK-987&lt;/denominacion&gt;</text:p>
      <text:p text:style-name="P4"><text:s text:c="4"/>&lt;precio&gt;23.12&lt;/precio&gt;</text:p>
      <text:p text:style-name="P4"><text:s text:c="4"/>&lt;cantidad&gt;2&lt;/cantidad&gt; <text:s text:c="3"/></text:p>
      <text:p text:style-name="P4"><text:s text:c="2"/>&lt;/articulo&gt;</text:p>
      <text:p text:style-name="P4"><text:s text:c="2"/>&lt;descuento&gt;20&lt;/descuento&gt;</text:p>
      <text:p text:style-name="P4">&lt;/factura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Roboto, 'Segoe UI', 'Helvetica Neue', 'Lucida Grande'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2T21:03:15.808000000</meta:creation-date>
    <dc:date>2023-03-02T21:20:06.930000000</dc:date>
    <meta:editing-duration>PT6M11S</meta:editing-duration>
    <meta:editing-cycles>1</meta:editing-cycles>
    <meta:document-statistic meta:table-count="0" meta:image-count="0" meta:object-count="0" meta:page-count="1" meta:paragraph-count="45" meta:word-count="219" meta:character-count="1970" meta:non-whitespace-character-count="1685"/>
    <meta:generator>LibreOffice/7.1.4.2$Windows_X86_64 LibreOffice_project/a529a4fab45b75fefc5b6226684193eb000654f6</meta:generator>
  </office:meta>
</office:document-meta>
</file>